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bruary 21</text:p>
      <text:p text:style-name="Standard"/>
      <text:p text:style-name="Standard">All in attendance.</text:p>
      <text:p text:style-name="Standard"/>
      <text:p text:style-name="Standard">Action items of the day:</text:p>
      <text:p text:style-name="Standard">Create modules and interfaces for the code</text:p>
      <text:p text:style-name="Standard">Submit t7</text:p>
      <text:p text:style-name="Standard">Write tests for XMLConfig</text:p>
      <text:p text:style-name="Standard"/>
      <text:p text:style-name="Standard">To do next time:</text:p>
      <text:p text:style-name="Standard">Continue writing tests</text:p>
      <text:p text:style-name="Standard">Fill out interfaces with contracts</text:p>
      <text:p text:style-name="Standard">Deliver progress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21T15:26:14</meta:creation-date>
    <dc:date>2011-02-21T17:32:49</dc:date>
    <dc:creator>Colby Russell</dc:creator>
    <meta:editing-duration>PT02H06M35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38" meta:character-count="224"/>
  </office:meta>
</office:document-meta>
</file>